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2">
      <style:paragraph-properties fo:margin-top="0cm" fo:margin-bottom="0.141cm" style:contextual-spacing="false" fo:line-height="144%" style:writing-mode="lr-tb"/>
      <style:text-properties fo:font-variant="normal" fo:text-transform="none" fo:color="#c27ba0" loext:opacity="100%" style:text-line-through-style="none" style:text-line-through-type="none" style:font-name="Roboto" fo:font-size="17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c27ba0" loext:opacity="100%" style:text-line-through-style="none" style:text-line-through-type="none" style:font-name="Arial1" fo:font-size="25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20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officeooo:rsid="00009cc4" officeooo:paragraph-rsid="00009cc4" style:text-blinking="false" fo:background-color="transparent" style:font-weight-asian="bold" style:font-weight-complex="bold"/>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009cc4" officeooo:paragraph-rsid="00009cc4" style:text-blinking="false" fo:background-color="transparent" style:font-size-asian="9.60000038146973pt" style:font-weight-asian="normal" style:font-size-complex="11pt" style:font-weight-complex="normal"/>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0173d7" officeooo:paragraph-rsid="000173d7" style:text-blinking="false" fo:background-color="transparent" style:font-size-asian="9.60000038146973pt" style:font-weight-asian="normal" style:font-size-complex="11pt" style:font-weight-complex="normal"/>
    </style:style>
    <style:style style:name="P9" style:family="paragraph" style:parent-style-name="Text_20_body">
      <style:text-properties officeooo:paragraph-rsid="0004e784"/>
    </style:style>
    <style:style style:name="T1" style:family="text">
      <style:text-properties fo:font-weight="normal"/>
    </style:style>
    <style:style style:name="T2" style:family="text">
      <style:text-properties officeooo:rsid="000173d7"/>
    </style:style>
    <style:style style:name="T3" style:family="text">
      <style:text-properties officeooo:rsid="000342d3"/>
    </style:style>
    <style:style style:name="T4" style:family="text">
      <style:text-properties fo:color="#ec9ba4" loext:opacity="100%"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Arial1" fo:font-size="14pt" fo:font-style="normal" style:text-underline-style="none" fo:font-weight="bold" officeooo:rsid="0004e784"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4e784" style:text-blinking="false" fo:background-color="transparent" loext:char-shading-value="0" style:font-size-asian="9.60000038146973pt" style:font-weight-asian="normal" style:font-size-complex="11pt" style:font-weight-complex="normal"/>
    </style:style>
    <style:style style:name="T7" style:family="text">
      <style:text-properties fo:font-variant="normal" fo:text-transform="none" fo:color="#ec9ba4" loext:opacity="100%" style:text-line-through-style="none" style:text-line-through-type="none" style:font-name="Arial1" fo:font-size="11pt" fo:font-style="normal" style:text-underline-style="none" fo:font-weight="bold" officeooo:rsid="000173d7" style:text-blinking="false" fo:background-color="transparent" loext:char-shading-value="0" style:font-size-asian="9.60000038146973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e35c333d-7fff-a15e-c6be-1b36c6ee6f50"/>André Vitor Chaves Franco</text:p>
      <text:p text:style-name="Text_20_body"/>
      <text:p text:style-name="P3">Projeto - Algoritmos e programação</text:p>
      <text:p text:style-name="Text_20_body"/>
      <text:h text:style-name="P1" text:outline-level="2">Fase 1 - Levantando problemas possíveis.</text:h>
      <text:p text:style-name="P4">Problema a ser solucionado no dia 04/04/2025:</text:p>
      <text:p text:style-name="P6">Muitas pessoas ao entrar em uma plataforma de stream, têm muita dificuldade em escolher um filme ou série para assistir. Com as incessantes novidades dos mesmos, muitos usuários acabam se perdendo em um mar de vastas opções de séries e filmes, logo se sujeitam a passar muitos minutos, em casos extremos, até horas para escolher algo para assistir.</text:p>
      <text:p text:style-name="P6">Por isso surgiu a ideia de auxiliar essas pessoas que buscam objetividade na hora de se entreter em tais plataformas.</text:p>
      <text:p text:style-name="P6"/>
      <text:p text:style-name="P5">Descrição simplificada do meu software no dia 04/04/2025:</text:p>
      <text:p text:style-name="P7">A ideia <text:span text:style-name="T4">1</text:span> é criar um software com o objetivo de filtrar ainda mais as buscas por filmes ou séries do usuário, por exemplo: além de filtrar por filmes ou séries, filtrar por gêneros e por fim, separar por categorias dentro desses gêneros, fazendo assim, com que uma pessoa que queira assistir <text:span text:style-name="T3">a</text:span> um filme de comédia, que normalmente encontraria <text:span text:style-name="T2">centenas deles, possa fazer uma busca mais detalhada, fazendo assim com que sobre apenas algumas opções, de acordo com o gosto ou vontade da mesma.</text:span></text:p>
      <text:p text:style-name="P8">Entretanto, a ideia <text:span text:style-name="T4">2</text:span> é criar uma espécie de sorteador de filmes/séries. Tal ideia consiste em criar um software em que o usuário marca se que<text:span text:style-name="T3">r</text:span> assistir<text:span text:style-name="T3"> um</text:span> filme ou série e seu respectivo gênero, aí o programa sortearia um filme ou série, baseados nas escolhas do usuário. O mesmo teria a chance de roletar de novo por mais 2 vezes. O propósito deste programa é facilitar a vida das pessoas indecisas, pois elas <text:span text:style-name="T3">apenas escolheriam se elas querem ver filmes ou séries e seus gêneros, aí o software sortearia uma produção cinematográfica conforme seus desejos.</text:span></text:p>
      <text:p text:style-name="Text_20_body"><text:span text:style-name="T1"/></text:p>
      <text:p text:style-name="P9"><text:span text:style-name="T5">Detalhes finais no dia 04/04/2025:</text:span></text:p>
      <text:p text:style-name="P9"><text:span text:style-name="T6">Minha ideia aqui é facilitar e diminuir o tempo que as pessoas demoram em uma plataforma de stream para escolher o que irá assistir. Portanto, meu projeto </text:span><text:span text:style-name="T7">1</text:span><text:span text:style-name="T6"> seria baseado em filtrar os conteúdos. Por exemplo: uma pessoa quer assistir um filme de comédia, baseado nisso, o software apresentaria filtros mais internos, como comédia romântica, comédia brasileira, comédia de humor ácido, etc. Enquanto no projeto </text:span><text:span text:style-name="T7">2</text:span><text:span text:style-name="T6">, já é algo mais objetivo, onde o usuário escolhe se quer ver filmes ou séries e o seu gênero, baseado nisso, o programa sortearia a obra que a pessoa iria assistir no dia, com duas chances de troca.</text:span><text:span text:style-name="T1"><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4T19:41:03.670000000</meta:creation-date>
    <dc:date>2025-04-04T20:20:44.304000000</dc:date>
    <meta:editing-duration>PT9M</meta:editing-duration>
    <meta:editing-cycles>1</meta:editing-cycles>
    <meta:document-statistic meta:table-count="0" meta:image-count="0" meta:object-count="0" meta:page-count="1" meta:paragraph-count="11" meta:word-count="398" meta:character-count="2359" meta:non-whitespace-character-count="1971"/>
    <meta:generator>LibreOffice/7.2.5.2$Windows_X86_64 LibreOffice_project/499f9727c189e6ef3471021d6132d4c694f357e5</meta:generator>
  </office:meta>
</office:document-meta>
</file>